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svg:stroke-width="0.102cm" svg:stroke-color="#000000" draw:marker-start-width="0.152cm" draw:marker-end-width="0.152cm" draw:fill="solid" draw:fill-color="#99ff66" draw:opacity="100%" draw:textarea-horizontal-align="justify" draw:textarea-vertical-align="middle" draw:auto-grow-height="false" fo:min-height="2.29cm" fo:min-width="1.151cm" fo:padding-top="0.176cm" fo:padding-bottom="0.176cm" fo:padding-left="0.301cm" fo:padding-right="0.301cm" draw:shadow-opacity="100%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99ff66" draw:textarea-horizontal-align="justify" draw:textarea-vertical-align="middle" draw:auto-grow-height="false" fo:min-height="2.29cm" fo:min-width="1.151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svg:stroke-width="0.102cm" svg:stroke-color="#000000" draw:marker-start-width="0.152cm" draw:marker-end-width="0.152cm" draw:fill-color="#ffff99" draw:textarea-horizontal-align="justify" draw:textarea-vertical-align="middle" draw:auto-grow-height="false" fo:min-height="7.589cm" fo:min-width="24.773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middle" draw:auto-grow-height="false" fo:min-height="3.306cm" fo:min-width="8.503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766cm" fo:min-width="0.77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152cm" draw:marker-end-width="0.152cm" draw:fill="solid" draw:fill-color="#729fcf" draw:opacity="100%" draw:textarea-horizontal-align="justify" draw:textarea-vertical-align="middle" draw:auto-grow-height="false" fo:min-height="0.766cm" fo:min-width="0.77cm" fo:padding-top="0.176cm" fo:padding-bottom="0.176cm" fo:padding-left="0.301cm" fo:padding-right="0.301cm" draw:shadow-opacity="100%"/>
    </style:style>
    <style:style style:name="gr12" style:family="graphic" style:parent-style-name="standard">
      <style:graphic-properties svg:stroke-width="0.102cm" svg:stroke-color="#000000" draw:marker-start-width="0.152cm" draw:marker-end-width="0.152cm" draw:fill="solid" draw:fill-color="#729fcf" draw:opacity="100%" draw:fill-image-width="0cm" draw:fill-image-height="0cm" draw:textarea-horizontal-align="justify" draw:textarea-vertical-align="middle" draw:auto-grow-height="false" fo:min-height="0.766cm" fo:min-width="0.77cm" fo:padding-top="0.176cm" fo:padding-bottom="0.176cm" fo:padding-left="0.301cm" fo:padding-right="0.301cm" draw:shadow-opacity="100%"/>
    </style:style>
    <style:style style:name="gr13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512cm" fo:min-width="4.834cm" fo:padding-top="0.176cm" fo:padding-bottom="0.176cm" fo:padding-left="0.301cm" fo:padding-right="0.301cm" draw:shadow-opacity="50%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7" style:family="graphic" style:parent-style-name="standard">
      <style:graphic-properties draw:stroke="none" svg:stroke-color="#000000" draw:fill="none" draw:fill-color="#ffffff" fo:min-height="1.897cm"/>
    </style:style>
    <style:style style:name="gr18" style:family="graphic" style:parent-style-name="standard">
      <style:graphic-properties draw:stroke="none" svg:stroke-color="#000000" draw:fill="none" draw:fill-color="#ffffff" fo:min-height="1.528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64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972cm" fo:min-width="0cm"/>
    </style:style>
    <style:style style:name="gr23" style:family="graphic" style:parent-style-name="standard">
      <style:graphic-properties svg:stroke-width="0.102cm" svg:stroke-color="#000000" draw:marker-start-width="0.305cm" draw:marker-end-width="0.305cm" draw:fill="solid" draw:fill-color="#dfcce4" draw:textarea-horizontal-align="justify" draw:textarea-vertical-align="middle" draw:auto-grow-height="false" fo:min-height="0.462cm" fo:min-width="12.962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fo:min-height="0.716cm"/>
    </style:style>
    <style:style style:name="gr25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.945cm"/>
    </style:style>
    <style:style style:name="gr26" style:family="graphic" style:parent-style-name="standard">
      <style:graphic-properties svg:stroke-width="0.102cm" svg:stroke-color="#000000" draw:marker-start-width="0.152cm" draw:marker-end-width="0.152cm" draw:fill="solid" draw:fill-color="#fff200" draw:opacity="50%" draw:textarea-horizontal-align="justify" draw:textarea-vertical-align="middle" draw:auto-grow-height="false" fo:min-height="0.41cm" fo:min-width="4.351cm" fo:padding-top="0.176cm" fo:padding-bottom="0.176cm" fo:padding-left="0.301cm" fo:padding-right="0.301cm" draw:shadow-opacity="50%"/>
    </style:style>
    <style:style style:name="gr27" style:family="graphic" style:parent-style-name="standard">
      <style:graphic-properties svg:stroke-width="0.102cm" svg:stroke-color="#000000" draw:marker-start-width="0.152cm" draw:marker-end-width="0.152cm" draw:fill="solid" draw:fill-color="#fff200" draw:opacity="50%" draw:textarea-horizontal-align="justify" draw:textarea-vertical-align="middle" draw:auto-grow-height="false" fo:min-height="0.41cm" fo:min-width="5.875cm" fo:padding-top="0.176cm" fo:padding-bottom="0.176cm" fo:padding-left="0.301cm" fo:padding-right="0.301cm" draw:shadow-opacity="50%"/>
    </style:style>
    <style:style style:name="gr2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147cm"/>
    </style:style>
    <style:style style:name="gr30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99ff66" draw:opacity="100%"/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729fcf" draw:opacity="100%"/>
      <style:paragraph-properties fo:text-align="center"/>
      <style:text-properties fo:font-size="12pt" style:font-size-asian="18pt" style:font-size-complex="18pt"/>
    </style:style>
    <style:style style:name="P11" style:family="paragraph">
      <style:paragraph-properties fo:text-align="center"/>
      <style:text-properties fo:font-size="12pt" style:font-size-asian="18pt" style:font-size-complex="18pt"/>
    </style:style>
    <style:style style:name="P12" style:family="paragraph">
      <loext:graphic-properties draw:fill="solid" draw:fill-color="#729fcf" draw:opacity="100%" draw:fill-image-width="0cm" draw:fill-image-height="0cm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900ff"/>
      <style:paragraph-properties fo:text-align="center"/>
    </style:style>
    <style:style style:name="P16" style:family="paragraph">
      <loext:graphic-properties draw:fill="none" draw:fill-color="#ffffff"/>
      <style:text-properties fo:color="#729fcf" fo:font-size="12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solid" draw:fill-color="#dfcce4"/>
      <style:paragraph-properties fo:text-align="center"/>
    </style:style>
    <style:style style:name="P19" style:family="paragraph">
      <loext:graphic-properties draw:fill="solid" draw:fill-color="#ed1c24"/>
      <style:paragraph-properties fo:text-align="center"/>
    </style:style>
    <style:style style:name="P20" style:family="paragraph">
      <loext:graphic-properties draw:fill="solid" draw:fill-color="#fff200" draw:opacity="50%"/>
      <style:paragraph-properties fo:text-align="center"/>
      <style:text-properties fo:font-size="12pt" fo:font-weight="bold" style:font-weight-asian="bold" style:font-weight-complex="bold"/>
    </style:style>
    <style:style style:name="P21" style:family="paragraph">
      <loext:graphic-properties draw:fill="solid" draw:fill-color="#fff200" draw:opacity="50%"/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color="#1b75bc"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color="#9900ff" fo:font-size="12pt" fo:font-weight="bold" style:font-size-asian="18pt" style:font-weight-asian="bold" style:font-size-complex="18pt" style:font-weight-complex="bold"/>
    </style:style>
    <style:style style:name="T5" style:family="text">
      <style:text-properties fo:color="#729fcf" fo:font-size="12pt" fo:font-weight="bold" style:font-size-asian="18pt" style:font-weight-asian="bold" style:font-size-complex="18pt" style:font-weight-complex="bold"/>
    </style:style>
    <style:style style:name="T6" style:family="text">
      <style:text-properties fo:font-size="10pt" fo:font-weight="bold" style:font-size-asian="18pt" style:font-weight-asian="bold" style:font-size-complex="18pt" style:font-weight-complex="bold"/>
    </style:style>
    <style:style style:name="T7" style:family="text">
      <style:text-properties fo:color="#1b75bc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5.788cm" svg:x2="25.003cm" svg:y2="5.699cm">
          <text:p/>
        </draw:line>
        <draw:line draw:style-name="gr1" draw:text-style-name="P1" draw:layer="layout" svg:x1="1.1cm" svg:y1="3.091cm" svg:x2="25.003cm" svg:y2="3.032cm">
          <text:p/>
        </draw:line>
        <draw:frame draw:style-name="gr2" draw:text-style-name="P2" draw:layer="layout" svg:width="3.937cm" svg:height="1.199cm" svg:x="25.13cm" svg:y="2.468cm">
          <draw:text-box>
            <text:p><text:span text:style-name="T1">Simulation</text:span></text:p>
            <text:p><text:span text:style-name="T1">Time</text:span></text:p>
          </draw:text-box>
        </draw:frame>
        <draw:line draw:style-name="gr3" draw:text-style-name="P1" draw:layer="layout" svg:x1="2.397cm" svg:y1="2.71cm" svg:x2="2.397cm" svg:y2="3.472cm">
          <text:p/>
        </draw:line>
        <draw:line draw:style-name="gr3" draw:text-style-name="P1" draw:layer="layout" svg:x1="3.497cm" svg:y1="2.71cm" svg:x2="3.497cm" svg:y2="3.472cm">
          <text:p/>
        </draw:line>
        <draw:frame draw:style-name="gr4" draw:text-style-name="P2" draw:layer="layout" svg:width="2.159cm" svg:height="0.762cm" svg:x="3.667cm" svg:y="1.508cm">
          <draw:text-box>
            <text:p><text:span text:style-name="T1">Epochs</text:span></text:p>
          </draw:text-box>
        </draw:frame>
        <draw:frame draw:style-name="gr2" draw:text-style-name="P2" draw:layer="layout" svg:width="2.54cm" svg:height="1.199cm" svg:x="25.13cm" svg:y="5.191cm">
          <draw:text-box>
            <text:p><text:span text:style-name="T1">Event</text:span></text:p>
            <text:p><text:span text:style-name="T1">List EL</text:span></text:p>
          </draw:text-box>
        </draw:frame>
        <draw:custom-shape draw:style-name="gr5" draw:text-style-name="P3" draw:layer="layout" svg:width="1.651cm" svg:height="2.54cm" svg:x="9.679cm" svg:y="4.5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2.54cm" svg:x="3.156cm" svg:y="4.51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97cm" svg:y1="2.71cm" svg:x2="5.797cm" svg:y2="3.472cm">
          <text:p/>
        </draw:line>
        <draw:frame draw:style-name="gr4" draw:text-style-name="P5" draw:layer="layout" svg:width="0.762cm" svg:height="0.762cm" svg:x="1.762cm" svg:y="2.251cm">
          <draw:text-box>
            <text:p><text:span text:style-name="T2">0</text:span></text:p>
          </draw:text-box>
        </draw:frame>
        <draw:frame draw:style-name="gr4" draw:text-style-name="P5" draw:layer="layout" svg:width="0.762cm" svg:height="0.762cm" svg:x="2.878cm" svg:y="2.251cm">
          <draw:text-box>
            <text:p><text:span text:style-name="T2">1</text:span></text:p>
          </draw:text-box>
        </draw:frame>
        <draw:frame draw:style-name="gr4" draw:text-style-name="P5" draw:layer="layout" svg:width="1.143cm" svg:height="0.762cm" svg:x="4.799cm" svg:y="2.278cm">
          <draw:text-box>
            <text:p><text:span text:style-name="T2">3.2</text:span></text:p>
          </draw:text-box>
        </draw:frame>
        <draw:frame draw:style-name="gr4" draw:text-style-name="P5" draw:layer="layout" svg:width="1.397cm" svg:height="0.762cm" svg:x="3.309cm" svg:y="4.645cm">
          <draw:text-box>
            <text:p><text:span text:style-name="T2">t=1</text:span></text:p>
          </draw:text-box>
        </draw:frame>
        <draw:frame draw:style-name="gr7" draw:text-style-name="P5" draw:layer="layout" svg:width="1.905cm" svg:height="0.889cm" svg:x="9.874cm" svg:y="4.618cm">
          <draw:text-box>
            <text:p><text:span text:style-name="T2">t=3.2</text:span></text:p>
          </draw:text-box>
        </draw:frame>
        <draw:frame draw:style-name="gr2" draw:text-style-name="P5" draw:layer="layout" svg:width="1.905cm" svg:height="1.199cm" svg:x="3.055cm" svg:y="5.916cm">
          <draw:text-box>
            <text:p><text:span text:style-name="T2">E.OP1</text:span></text:p>
          </draw:text-box>
        </draw:frame>
        <draw:frame draw:style-name="gr2" draw:text-style-name="P5" xml:id="id2" draw:id="id2" draw:layer="layout" svg:width="1.905cm" svg:height="1.199cm" svg:x="9.555cm" svg:y="5.916cm">
          <draw:text-box>
            <text:p><text:span text:style-name="T2">E.OP3</text:span></text:p>
          </draw:text-box>
        </draw:frame>
        <draw:custom-shape draw:style-name="gr8" draw:text-style-name="P6" draw:layer="layout" svg:width="25.273cm" svg:height="7.839cm" svg:x="2.14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9.003cm" svg:height="3.556cm" draw:transform="skewX (-0.00820304748437335) translate (4.048cm 13.192cm)">
          <text:p text:style-name="P7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1.016cm" svg:x="2.786cm" svg:y="8.687cm">
          <text:p text:style-name="P7"><text:span text:style-name="T1">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27cm" svg:height="1.016cm" svg:x="10.525cm" svg:y="9.617cm">
          <text:p text:style-name="P7"><text:span text:style-name="T1">OP3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" draw:id="id1" draw:layer="layout" svg:width="1.27cm" svg:height="1.016cm" svg:x="5.586cm" svg:y="8.687cm">
          <text:p text:style-name="P7"><text:span text:style-name="T1">OP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1.27cm" svg:height="1.016cm" svg:x="6.986cm" svg:y="8.687cm">
          <text:p text:style-name="P7"><text:span text:style-name="T1">OP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27cm" svg:height="1.016cm" svg:x="11.922cm" svg:y="9.617cm">
          <text:p text:style-name="P7"><text:span text:style-name="T1">OP4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.334cm" svg:height="0.762cm" svg:x="7.604cm" svg:y="15.605cm">
          <text:p text:style-name="P7"><text:span text:style-name="T3">lastUpdateTim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21cm" svg:y1="7.058cm" svg:x2="6.08cm" svg:y2="8.62cm">
          <text:p/>
        </draw:line>
        <draw:custom-shape draw:style-name="gr10" draw:text-style-name="P11" draw:layer="layout" svg:width="1.27cm" svg:height="1.016cm" svg:x="4.188cm" svg:y="8.687cm">
          <text:p text:style-name="P7"><text:span text:style-name="T1">UPD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221cm" svg:y1="8.687cm" svg:x2="10.507cm" svg:y2="7.115cm" draw:start-shape="id1" draw:start-glue-point="0" draw:end-shape="id2" draw:end-glue-point="2" svg:d="M6221 8687v-811h4286v-761" svg:viewBox="0 0 4287 1573">
          <text:p/>
        </draw:connector>
        <draw:frame draw:style-name="gr2" draw:text-style-name="P2" draw:layer="layout" svg:width="4.445cm" svg:height="1.199cm" svg:x="5.572cm" svg:y="4.429cm">
          <draw:text-box>
            <text:p><text:span text:style-name="T1">(Scheduled)</text:span></text:p>
            <text:p><text:span text:style-name="T1">Events</text:span></text:p>
          </draw:text-box>
        </draw:frame>
        <draw:frame draw:style-name="gr4" draw:text-style-name="P2" draw:layer="layout" svg:width="2.54cm" svg:height="0.762cm" svg:x="3.032cm" svg:y="6.461cm">
          <draw:text-box>
            <text:p><text:span text:style-name="T1">Action</text:span></text:p>
          </draw:text-box>
        </draw:frame>
        <draw:frame draw:style-name="gr15" draw:text-style-name="P5" draw:layer="layout" svg:width="2.59cm" svg:height="0.725cm" svg:x="7.223cm" svg:y="7.166cm">
          <draw:text-box>
            <text:p><text:span text:style-name="T2">Schedules</text:span></text:p>
          </draw:text-box>
        </draw:frame>
        <draw:frame draw:style-name="gr2" draw:text-style-name="P14" draw:layer="layout" svg:width="2.794cm" svg:height="1.199cm" svg:x="13.654cm" svg:y="17.193cm">
          <draw:text-box>
            <text:p><text:span text:style-name="T4">UPDATE</text:span></text:p>
            <text:p><text:span text:style-name="T4">t=0-&gt;1</text:span></text:p>
          </draw:text-box>
        </draw:frame>
        <draw:custom-shape draw:style-name="gr16" draw:text-style-name="P15" draw:layer="layout" svg:width="0.635cm" svg:height="1.524cm" svg:x="15.686cm" svg:y="17.2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4" draw:layer="layout" svg:width="3.683cm" svg:height="2.147cm" svg:x="17.591cm" svg:y="17.156cm">
          <draw:text-box>
            <text:p><text:span text:style-name="T4">STATE</text:span></text:p>
            <text:p><text:span text:style-name="T4">CHANGED</text:span></text:p>
            <text:p><text:span text:style-name="T4">[t=1,OP1,OP2]</text:span></text:p>
          </draw:text-box>
        </draw:frame>
        <draw:frame draw:style-name="gr18" draw:text-style-name="P16" draw:layer="layout" svg:width="3.048cm" svg:height="1.778cm" svg:x="3.145cm" svg:y="10.003cm">
          <draw:text-box>
            <text:p><text:span text:style-name="T5">External Operations</text:span></text:p>
          </draw:text-box>
        </draw:frame>
        <draw:custom-shape draw:style-name="gr19" draw:text-style-name="P17" draw:layer="layout" svg:width="0.254cm" svg:height="0.254cm" svg:x="17.284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254cm" svg:height="0.254cm" svg:x="18.285cm" svg:y="5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54cm" svg:height="1.199cm" svg:x="25.511cm" svg:y="8.366cm">
          <draw:text-box>
            <text:p><text:span text:style-name="T1">Entity E</text:span></text:p>
          </draw:text-box>
        </draw:frame>
        <draw:frame draw:style-name="gr20" draw:text-style-name="P5" draw:layer="layout" svg:width="2.14cm" svg:height="0.899cm" svg:x="3.178cm" svg:y="7.731cm">
          <draw:text-box>
            <text:p><text:span text:style-name="T2">Invokes</text:span></text:p>
          </draw:text-box>
        </draw:frame>
        <draw:frame draw:style-name="gr4" draw:text-style-name="P2" draw:layer="layout" svg:width="2.54cm" svg:height="0.762cm" svg:x="9.532cm" svg:y="6.461cm">
          <draw:text-box>
            <text:p><text:span text:style-name="T1">Action</text:span></text:p>
          </draw:text-box>
        </draw:frame>
        <draw:line draw:style-name="gr1" draw:text-style-name="P1" draw:layer="layout" svg:x1="10.906cm" svg:y1="7.096cm" svg:x2="10.906cm" svg:y2="9.636cm">
          <text:p/>
        </draw:line>
        <draw:frame draw:style-name="gr2" draw:text-style-name="P5" draw:layer="layout" svg:width="2.59cm" svg:height="1.199cm" svg:x="10.906cm" svg:y="7.802cm">
          <draw:text-box>
            <text:p><text:span text:style-name="T2">Invokes</text:span></text:p>
          </draw:text-box>
        </draw:frame>
        <draw:frame draw:style-name="gr2" draw:text-style-name="P16" draw:layer="layout" svg:width="4.699cm" svg:height="1.199cm" svg:x="9.763cm" svg:y="10.658cm">
          <draw:text-box>
            <text:p><text:span text:style-name="T5">Internal Operations</text:span></text:p>
          </draw:text-box>
        </draw:frame>
        <draw:custom-shape draw:style-name="gr19" draw:text-style-name="P17" draw:layer="layout" svg:width="0.254cm" svg:height="0.254cm" svg:x="17.785cm" svg:y="5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6.221cm" svg:y1="9.703cm" svg:x2="7.621cm" svg:y2="9.703cm" draw:start-shape="id1" draw:start-glue-point="2" draw:end-shape="id3" draw:end-glue-point="2" svg:d="M6221 9703v551h1400v-551" svg:viewBox="0 0 1401 552">
          <text:p/>
        </draw:connector>
        <draw:frame draw:style-name="gr2" draw:text-style-name="P5" draw:layer="layout" svg:width="2.59cm" svg:height="1.199cm" svg:x="5.953cm" svg:y="10.215cm">
          <draw:text-box>
            <text:p><text:span text:style-name="T2">Invokes</text:span></text:p>
          </draw:text-box>
        </draw:frame>
        <draw:custom-shape draw:style-name="gr22" draw:text-style-name="P7" draw:layer="layout" svg:width="0.508cm" svg:height="1.524cm" svg:x="5.191cm" svg:y="11.5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7" draw:layer="layout" svg:width="0.508cm" svg:height="1.524cm" svg:x="11.414cm" svg:y="11.54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8" draw:layer="layout" svg:width="13.462cm" svg:height="0.712cm" svg:x="14.081cm" svg:y="18.957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334cm" svg:height="0.966cm" svg:x="19.034cm" svg:y="18.934cm">
          <draw:text-box>
            <text:p><text:span text:style-name="T1">SimEntityListener L</text:span></text:p>
          </draw:text-box>
        </draw:frame>
        <draw:custom-shape draw:style-name="gr16" draw:text-style-name="P15" draw:layer="layout" svg:width="0.635cm" svg:height="1.524cm" svg:x="16.956cm" svg:y="17.2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4" draw:layer="layout" svg:width="2.794cm" svg:height="1.199cm" svg:x="21.528cm" svg:y="17.2cm">
          <draw:text-box>
            <text:p><text:span text:style-name="T4">UPDATE</text:span></text:p>
            <text:p><text:span text:style-name="T4">t=1-&gt;3.2</text:span></text:p>
          </draw:text-box>
        </draw:frame>
        <draw:custom-shape draw:style-name="gr16" draw:text-style-name="P15" draw:layer="layout" svg:width="0.635cm" svg:height="1.524cm" svg:x="21.147cm" svg:y="17.2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5" draw:layer="layout" svg:width="0.635cm" svg:height="1.524cm" svg:x="24.356cm" svg:y="17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4" draw:layer="layout" svg:width="3.683cm" svg:height="2.147cm" svg:x="24.892cm" svg:y="17.157cm">
          <draw:text-box>
            <text:p><text:span text:style-name="T4">STATE</text:span></text:p>
            <text:p><text:span text:style-name="T4">CHANGED</text:span></text:p>
            <text:p><text:span text:style-name="T4">[t=3.2,OP3]</text:span></text:p>
          </draw:text-box>
        </draw:frame>
        <draw:custom-shape draw:style-name="gr25" draw:text-style-name="P19" draw:layer="layout" svg:width="1.651cm" svg:height="0.381cm" svg:x="13.319cm" svg:y="16.2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" draw:layer="layout" svg:width="2.59cm" svg:height="0.725cm" svg:x="13.065cm" svg:y="15.578cm">
          <draw:text-box>
            <text:p><text:span text:style-name="T1">Fires</text:span></text:p>
          </draw:text-box>
        </draw:frame>
        <draw:custom-shape draw:style-name="gr26" draw:text-style-name="P20" draw:layer="layout" svg:width="4.953cm" svg:height="0.762cm" svg:x="15.224cm" svg:y="14.976cm">
          <text:p text:style-name="P7"><text:span text:style-name="T3">name::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6.477cm" svg:height="0.762cm" svg:x="20.558cm" svg:y="10.876cm">
          <text:p text:style-name="P7"><text:span text:style-name="T6">eventList::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25.511cm" svg:y1="11.16cm" svg:x2="25.511cm" svg:y2="6.715cm">
          <text:p/>
        </draw:line>
        <draw:frame draw:style-name="gr29" draw:text-style-name="P16" draw:layer="layout" svg:width="3.048cm" svg:height="1.397cm" svg:x="16.494cm" svg:y="13.579cm">
          <draw:text-box>
            <text:p><text:span text:style-name="T5">Cosmetic</text:span></text:p>
            <text:p><text:span text:style-name="T5">Properties</text:span></text:p>
          </draw:text-box>
        </draw:frame>
        <draw:frame draw:style-name="gr18" draw:text-style-name="P22" draw:layer="layout" svg:width="3.048cm" svg:height="1.778cm" svg:x="4.937cm" svg:y="15.478cm">
          <draw:text-box>
            <text:p><text:span text:style-name="T7">State</text:span></text:p>
            <text:p><text:span text:style-name="T7">Properties</text:span></text:p>
          </draw:text-box>
        </draw:frame>
        <draw:frame draw:style-name="gr30" draw:text-style-name="P16" draw:layer="layout" svg:width="3.048cm" svg:height="1.27cm" svg:x="22.63cm" svg:y="9.452cm">
          <draw:text-box>
            <text:p><text:span text:style-name="T5">Essential</text:span></text:p>
            <text:p><text:span text:style-name="T5">Properties</text:span></text:p>
          </draw:text-box>
        </draw:frame>
        <draw:custom-shape draw:style-name="gr27" draw:text-style-name="P21" draw:layer="layout" svg:width="6.477cm" svg:height="0.762cm" svg:x="20.558cm" svg:y="11.922cm">
          <text:p text:style-name="P7"><text:span text:style-name="T6">ignoreEventListReset::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6.477cm" svg:height="0.762cm" svg:x="20.558cm" svg:y="12.938cm">
          <text:p text:style-name="P7"><text:span text:style-name="T6">registered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6.477cm" svg:height="0.762cm" svg:x="20.558cm" svg:y="13.954cm">
          <text:p text:style-name="P7"><text:span text:style-name="T6">unknownOperation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6.477cm" svg:height="0.762cm" svg:x="20.558cm" svg:y="14.97cm">
          <text:p text:style-name="P7"><text:span text:style-name="T6">registeredSubNotific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6.477cm" svg:height="0.762cm" svg:x="20.558cm" svg:y="15.97cm">
          <text:p text:style-name="P7"><text:span text:style-name="T6">unknownSubNotificationType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4.953cm" svg:height="0.762cm" svg:x="15.224cm" svg:y="15.976cm">
          <text:p text:style-name="P7"><text:span text:style-name="T3">simEntityListeners::[L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16.748cm" svg:y1="16.748cm" svg:x2="16.748cm" svg:y2="19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17T11:47:50.885039833</dc:date>
    <meta:editing-duration>PT2H37M31S</meta:editing-duration>
    <meta:editing-cycles>22</meta:editing-cycles>
    <meta:generator>LibreOffice/5.4.6.2$Linux_X86_64 LibreOffice_project/40$Build-2</meta:generator>
    <meta:document-statistic meta:object-count="70"/>
  </office:meta>
</office:document-meta>
</file>